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 оценке фильмов</text:p>
      <text:p text:style-name="P1"/>
      <text:p text:style-name="P1">1. Сюжет и сценарий:</text:p>
      <text:p text:style-name="P1"><text:s text:c="3"/>- Оригинальность идеи.</text:p>
      <text:p text:style-name="P1"><text:s text:c="3"/>- Логичность и структура повествования.</text:p>
      <text:p text:style-name="P1"><text:s text:c="3"/>- Наличие интриги, глубины и неожиданных поворотов.</text:p>
      <text:p text:style-name="P1"/>
      <text:p text:style-name="P1">2. Актерская игра:</text:p>
      <text:p text:style-name="P1"><text:s text:c="3"/>- Достоверность и эмоциональность исполнения ролей.</text:p>
      <text:p text:style-name="P1"><text:s text:c="3"/>- Соответствие актеров своим персонажам.</text:p>
      <text:p text:style-name="P1"><text:s text:c="3"/>- Химия между персонажами.</text:p>
      <text:p text:style-name="P1"/>
      <text:p text:style-name="P1">3. Режиссура:</text:p>
      <text:p text:style-name="P1"><text:s text:c="3"/>- Качество постановки сцен.</text:p>
      <text:p text:style-name="P1"><text:s text:c="3"/>- Удачные режиссерские решения и стиль.</text:p>
      <text:p text:style-name="P1"><text:s text:c="3"/>- Умение донести основные идеи фильма.</text:p>
      <text:p text:style-name="P1"/>
      <text:p text:style-name="P1">4. Визуальная составляющая:</text:p>
      <text:p text:style-name="P1"><text:s text:c="3"/>- Работа оператора (ракурсы, съемка, свет).</text:p>
      <text:p text:style-name="P1"><text:s text:c="3"/>- Качество спецэффектов.</text:p>
      <text:p text:style-name="P1"><text:s text:c="3"/>- Дизайн костюмов и декораций.</text:p>
      <text:p text:style-name="P1"/>
      <text:p text:style-name="P1">5. Музыка и звук:</text:p>
      <text:p text:style-name="P1"><text:s text:c="3"/>- Соответствие саундтрека атмосфере фильма.</text:p>
      <text:p text:style-name="P1"><text:s text:c="3"/>- Качество и проработка звуковых эффектов.</text:p>
      <text:p text:style-name="P1"><text:s text:c="3"/>- Использование тишины для усиления впечатлений.</text:p>
      <text:p text:style-name="P1"/>
      <text:p text:style-name="P1">6. Эмоциональное воздействие:</text:p>
      <text:p text:style-name="P1"><text:s text:c="3"/>- Фильм заставляет думать или чувствовать? </text:p>
      <text:p text:style-name="P1"><text:s text:c="3"/>- Удачные сцены, вызывающие сильные эмоции.</text:p>
      <text:p text:style-name="P1"><text:s text:c="3"/>- Общая атмосфера.</text:p>
      <text:p text:style-name="P1"/>
      <text:p text:style-name="P1">7. Динамика и темп:</text:p>
      <text:p text:style-name="P1"><text:s text:c="3"/>- Была ли история слишком затянутой или скомканной?</text:p>
      <text:p text:style-name="P1"><text:s text:c="3"/>- Хороший ли баланс между спокойными и напряженными моментами?</text:p>
      <text:p text:style-name="P1"/>
      <text:p text:style-name="P1">8. Оригинальность:</text:p>
      <text:p text:style-name="P1"><text:s text:c="3"/>- Уникальность подхода, свежие идеи.</text:p>
      <text:p text:style-name="P1"><text:s text:c="3"/>- Способность выделиться на фоне других фильмов.</text:p>
      <text:p text:style-name="P1"/>
      <text:p text:style-name="P1">9. Соответствие жанру:</text:p>
      <text:p text:style-name="P1"><text:s text:c="3"/>- Как фильм реализует ключевые элементы жанра.</text:p>
      <text:p text:style-name="P1"><text:s text:c="3"/>- Насколько оправдывает ожидания зрителя.</text:p>
      <text:p text:style-name="P1"/>
      <text:p text:style-name="P1">10. Личное впечатление:</text:p>
      <text:p text:style-name="P1"><text:s text:c="4"/>- Насколько фильм запомнился лично вам.</text:p>
      <text:p text:style-name="P1"><text:s text:c="4"/>- Вернулись бы вы к нему в будущем?</text:p>
      <text:p text:style-name="P1"/>
      <text:p text:style-name="P1">---</text:p>
      <text:p text:style-name="P1"/>
      <text:p text:style-name="P1">Шкала оценки:</text:p>
      <text:p text:style-name="P1"/>
      <text:p text:style-name="P1"><text:soft-page-break/>- 1-2 — Очень плохо: практически ничего хорошего.</text:p>
      <text:p text:style-name="P1">- 3-4 — Слабо: идеи или реализация хромают.</text:p>
      <text:p text:style-name="P1">- 5-6 — Средне: есть как хорошие, так и плохие моменты.</text:p>
      <text:p text:style-name="P1">- 7-8 — Хорошо: качественный фильм с небольшими недочетами.</text:p>
      <text:p text:style-name="P1">- 9-10 — Отлично: производит сильное впечатление, практически безупречен.</text:p>
      <text:p text:style-name="P1"/>
      <text:p text:style-name="P1">---</text:p>
      <text:p text:style-name="P1"/>
      <text:p text:style-name="P1">Советы:</text:p>
      <text:p text:style-name="P1">- Сравнивайте с другими фильмами того же жанра. <text:s/></text:p>
      <text:p text:style-name="P1">- Не путайте личные предпочтения с качеством. <text:s/></text:p>
      <text:p text:style-name="P1">- Пишите краткий отзыв, чтобы лучше осознать свою оценку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3:07:28.738202423</meta:creation-date>
    <dc:date>2024-12-11T23:08:20.874358164</dc:date>
    <meta:editing-duration>PT53S</meta:editing-duration>
    <meta:editing-cycles>1</meta:editing-cycles>
    <meta:document-statistic meta:table-count="0" meta:image-count="0" meta:object-count="0" meta:page-count="2" meta:paragraph-count="49" meta:word-count="251" meta:character-count="1800" meta:non-whitespace-character-count="1506"/>
    <meta:generator>LibreOffice/24.8.3.2$Linux_X86_64 LibreOffice_project/e14c9fdd1f585efcbb2c5363087a99d20928d522</meta:generator>
  </office:meta>
</office:document-meta>
</file>